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41545"/>
    </style:style>
    <style:style style:name="P14" style:family="paragraph" style:parent-style-name="Footnote">
      <style:text-properties fo:language="en" fo:country="GB" officeooo:paragraph-rsid="109547eb" fo:background-color="transparent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941545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108e66c8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cd335"/>
    </style:style>
    <style:style style:name="P62" style:family="paragraph" style:parent-style-name="Standard">
      <style:text-properties officeooo:paragraph-rsid="0f6ac771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102f2d76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Standard">
      <style:text-properties officeooo:paragraph-rsid="102b18a5"/>
    </style:style>
    <style:style style:name="P72" style:family="paragraph" style:parent-style-name="Standard">
      <style:text-properties officeooo:paragraph-rsid="102d0319"/>
    </style:style>
    <style:style style:name="P73" style:family="paragraph" style:parent-style-name="Standard">
      <style:text-properties officeooo:paragraph-rsid="1032d17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5" style:family="paragraph" style:parent-style-name="Footnote">
      <style:text-properties officeooo:paragraph-rsid="1075f396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text-properties officeooo:paragraph-rsid="108f7f78"/>
    </style:style>
    <style:style style:name="P79" style:family="paragraph" style:parent-style-name="Standard">
      <style:text-properties officeooo:paragraph-rsid="1092a4ef"/>
    </style:style>
    <style:style style:name="P80" style:family="paragraph" style:parent-style-name="Standard">
      <style:text-properties officeooo:paragraph-rsid="109bd2ec"/>
    </style:style>
    <style:style style:name="P81" style:family="paragraph" style:parent-style-name="Standard">
      <style:text-properties officeooo:paragraph-rsid="0c819a59"/>
    </style:style>
    <style:style style:name="P82" style:family="paragraph" style:parent-style-name="Standard">
      <style:text-properties officeooo:paragraph-rsid="0c8364eb"/>
    </style:style>
    <style:style style:name="P83" style:family="paragraph" style:parent-style-name="Standard">
      <style:text-properties officeooo:paragraph-rsid="0ddfbc49"/>
    </style:style>
    <style:style style:name="P84" style:family="paragraph" style:parent-style-name="Footnote">
      <style:text-properties officeooo:paragraph-rsid="10a9a4d5"/>
    </style:style>
    <style:style style:name="P85" style:family="paragraph" style:parent-style-name="Footnote">
      <style:text-properties fo:language="en" fo:country="GB" officeooo:paragraph-rsid="111ef8e7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text-properties officeooo:paragraph-rsid="110daef5"/>
    </style:style>
    <style:style style:name="P92" style:family="paragraph" style:parent-style-name="Standard">
      <style:text-properties officeooo:paragraph-rsid="1112168b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91906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085c43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officeooo:rsid="1086062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82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8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fo:language="en" fo:country="GB" officeooo:rsid="10555e93" style:font-size-asian="12pt" style:font-size-complex="12pt"/>
    </style:style>
    <style:style style:name="T193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2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29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30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31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32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54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60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language="en" fo:country="GB" officeooo:rsid="1052c7f3"/>
    </style:style>
    <style:style style:name="T264" style:family="text">
      <style:text-properties fo:language="en" fo:country="GB" officeooo:rsid="105c8aaa"/>
    </style:style>
    <style:style style:name="T265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6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67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8" style:family="text">
      <style:text-properties officeooo:rsid="0f981b1c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2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93" style:family="text">
      <style:text-properties fo:font-variant="normal" fo:text-transform="none" fo:color="#000000" loext:opacity="87%" fo:letter-spacing="normal" fo:font-style="normal" officeooo:rsid="106260b1"/>
    </style:style>
    <style:style style:name="T29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officeooo:rsid="105f1264"/>
    </style:style>
    <style:style style:name="T296" style:family="text">
      <style:text-properties officeooo:rsid="108a88f6"/>
    </style:style>
    <style:style style:name="T297" style:family="text">
      <style:text-properties officeooo:rsid="110daef5"/>
    </style:style>
    <style:style style:name="T298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6"><text:span text:style-name="T147">Checklist for installing </text:span><text:span text:style-name="T147"><text:user-field-get text:name="Distro">Rocky Linux</text:user-field-get></text:span><text:span text:style-name="T147"><text:s/></text:span><text:span text:style-name="T148"><text:user-field-get text:name="Version">9.x</text:user-field-get></text:span><text:span text:style-name="T149"><text:note text:id="ftn1" text:note-class="footnote"><text:note-citation>1</text:note-citation><text:note-body><text:p text:style-name="P75"><text:span text:style-name="T269">This </text:span><text:span text:style-name="T273"><text:user-field-get text:name="Distro">Rocky Linux</text:user-field-get></text:span><text:span text:style-name="T270"><text:s/></text:span><text:span text:style-name="T274"><text:user-field-get text:name="Version">9.x</text:user-field-get></text:span><text:span text:style-name="T274"><text:s/>Desktop/</text:span><text:span text:style-name="T275">Workstation</text:span><text:span text:style-name="T269"> is supported until </text:span><text:span text:style-name="T271">May</text:span><text:span text:style-name="T269"> </text:span><text:span text:style-name="T272">31</text:span><text:span text:style-name="T282">st</text:span><text:span text:style-name="T272">, </text:span><text:span text:style-name="T269">20</text:span><text:span text:style-name="T272">32</text:span><text:span text:style-name="T269">.</text:span></text:p></text:note-body></text:note></text:span><text:span text:style-name="T150"><text:s/></text:span><text:span text:style-name="T152">Desktop/</text:span><text:span text:style-name="T153">Workstation</text:span><text:span text:style-name="T151">.</text:span></text:p>
      <text:p text:style-name="P28"><text:span text:style-name="Strong_20_Emphasis"><text:span text:style-name="T85"/></text:span></text:p>
      <text:p text:style-name="P29"><text:span text:style-name="Strong_20_Emphasis"><text:span text:style-name="T141"/></text:span></text:p>
      <text:p text:style-name="P76">Fill in the text box after &lt;...&gt;</text:p>
      <text:p text:style-name="P16"><text:span text:style-name="T265">&lt;user&gt;</text:span><text:span text:style-name="T246"><text:tab/><text:tab/></text:span><text:span text:style-name="T253"> <text:tab/><text:tab/><text:tab/> </text:span><text:span text:style-name="T247"><draw:control text:anchor-type="as-char" svg:y="-0.4cm" draw:z-index="4" draw:name="Gebruiker" draw:style-name="gr2" draw:text-style-name="P94" svg:width="6.002cm" svg:height="0.5cm" draw:control="control3"><svg:title>Gebruiker</svg:title><svg:desc>Volledige naam, bijv. Jan Stek</svg:desc></draw:control></text:span><text:span text:style-name="T247"><text:tab/></text:span><text:span text:style-name="T251">e.g.</text:span><text:span text:style-name="T254"> </text:span><text:span text:style-name="T259">J</text:span><text:span text:style-name="T260">ohn Doe</text:span></text:p>
      <text:p text:style-name="P80"><text:span text:style-name="T12">&lt;</text:span><text:span text:style-name="T257">user</text:span><text:span text:style-name="T7">na</text:span><text:span text:style-name="T10">me</text:span><text:span text:style-name="T12">&gt;</text:span><text:span text:style-name="T255"><text:tab/><text:tab/><text:tab/> </text:span><text:span text:style-name="T255"><draw:control text:anchor-type="as-char" svg:y="-0.4cm" draw:z-index="10" draw:name="Gberuikersnaam 2" draw:style-name="gr2" draw:text-style-name="P94" svg:width="6.002cm" svg:height="0.5cm" draw:control="control9"><svg:title>Gebruikersnaam</svg:title><svg:desc>Korte naam, bijv. jan</svg:desc></draw:control></text:span><text:span text:style-name="T255"><text:tab/></text:span><text:span text:style-name="T256">e.g.</text:span><text:span text:style-name="T4"> </text:span><text:span text:style-name="T165">j</text:span><text:span text:style-name="T166">oh</text:span><text:span text:style-name="T165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58"><text:tab/> </text:span><text:span text:style-name="T7"><draw:control text:anchor-type="as-char" svg:y="-0.4cm" draw:z-index="5" draw:name="Computernaam" draw:style-name="gr2" draw:text-style-name="P94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38"> </text:span><text:span text:style-name="T245">pc02</text:span></text:p>
      <text:p text:style-name="P17"><text:span text:style-name="T265">&lt;</text:span><text:span text:style-name="T236">user</text:span><text:span text:style-name="T265">&gt;</text:span><text:span text:style-name="T242"><text:tab/><text:tab/></text:span><text:span text:style-name="T253"> <text:tab/><text:tab/><text:tab/> </text:span><text:span text:style-name="T247"><draw:control text:anchor-type="as-char" svg:y="-0.4cm" draw:z-index="8" draw:name="Gebruiker 1" draw:style-name="gr2" draw:text-style-name="P94" svg:width="6.002cm" svg:height="0.5cm" draw:control="control7"><svg:title>Gebruiker</svg:title><svg:desc>Volledige naam, bijv. Jan Stek</svg:desc></draw:control></text:span><text:span text:style-name="T247"><text:tab/></text:span><text:span text:style-name="T251">i.e.</text:span><text:span text:style-name="T248"> </text:span><text:span text:style-name="T249">additional </text:span><text:span text:style-name="T250">user</text:span><text:span text:style-name="T252">s</text:span></text:p>
      <text:p text:style-name="P80"><text:span text:style-name="T265">&lt;</text:span><text:span text:style-name="T236">user</text:span><text:span text:style-name="T237">n</text:span><text:span text:style-name="T234">a</text:span><text:span text:style-name="T235">me</text:span><text:span text:style-name="T265">&gt;</text:span><text:span text:style-name="T233"><text:tab/><text:tab/><text:tab/> </text:span><text:span text:style-name="T255"><draw:control text:anchor-type="as-char" svg:y="-0.4cm" draw:z-index="9" draw:name="Gberuikersnaam 1" draw:style-name="gr2" draw:text-style-name="P94" svg:width="6.002cm" svg:height="0.5cm" draw:control="control8"><svg:title>Gebruikersnaam</svg:title><svg:desc>Korte naam, bijv. jan</svg:desc></draw:control></text:span><text:span text:style-name="T255"><text:tab/></text:span><text:span text:style-name="T243">i.</text:span><text:span text:style-name="T244">e.</text:span><text:span text:style-name="T243"> </text:span><text:span text:style-name="T239">additional </text:span><text:span text:style-name="T240">user</text:span><text:span text:style-name="T241">s</text:span></text:p>
      <text:p text:style-name="P77"><text:span text:style-name="T296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90">Not yet on Linux?</text:span></text:span><text:span text:style-name="T157"><text:tab/></text:span><text:span text:style-name="T162">Use</text:span><text:span text:style-name="T158"> </text:span><text:span text:style-name="Strong_20_Emphasis"><text:span text:style-name="T163">Checklist </text:span></text:span><text:span text:style-name="Strong_20_Emphasis"><text:span text:style-name="T164">transfer</text:span></text:span><text:span text:style-name="T158"> o</text:span><text:span text:style-name="T161">n</text:span><text:span text:style-name="T15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59"> </text:span><text:span text:style-name="T161">u</text:span><text:span text:style-name="T159">nder </text:span><text:span text:style-name="Strong_20_Emphasis"><text:span text:style-name="T191">Linux</text:span></text:span><text:span text:style-name="T160">.</text:span></text:p>
      <text:p text:style-name="P47"><text:span text:style-name="Strong_20_Emphasis"><text:span text:style-name="T181">New installation?</text:span></text:span><text:span text:style-name="T178"><text:tab/><text:tab/></text:span><text:span text:style-name="T180">Start at chapter</text:span><text:span text:style-name="T178"> </text:span><text:span text:style-name="Strong_20_Emphasis"><text:span text:style-name="T181"><text:bookmark-ref text:reference-format="page" text:ref-name="__RefNumPara__4009_1271708128">2</text:bookmark-ref></text:span></text:span><text:span text:style-name="Strong_20_Emphasis"><text:span text:style-name="T181"><text:s text:c="2"/></text:span></text:span><text:span text:style-name="Strong_20_Emphasis"><text:span text:style-name="T182"><text:bookmark-ref text:reference-format="text" text:ref-name="__RefNumPara__4009_1271708128">Perform installation</text:bookmark-ref></text:span></text:span><text:span text:style-name="T179">.</text:span></text:p>
      <text:p text:style-name="P38"/>
      <text:p text:style-name="P38"/>
      <text:list text:style-name="L1">
        <text:list-item>
          <text:p text:style-name="P88"><text:bookmark-start text:name="__RefNumPara__4083_1271708128"/>Prepar<text:span text:style-name="T268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7" draw:name="Vorm3_0" draw:style-name="gr1" draw:text-style-name="P9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2" draw:name="Vorm3_ 1" draw:style-name="gr1" draw:text-style-name="P93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4"><text:span text:style-name="T29">Log in as </text:span><text:span text:style-name="T266">&lt;user&gt;</text:span><text:span text:style-name="T5"><text:note text:id="ftn2" text:note-class="footnote"><text:note-citation>2</text:note-citation><text:note-body><text:p text:style-name="P58"><text:span text:style-name="T92">Login any additional </text:span><text:span text:style-name="T96">user</text:span><text:span text:style-name="T97">s</text:span><text:span text:style-name="T98"> </text:span><text:span text:style-name="T92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5" draw:name="Vorm 4" draw:style-name="gr1" draw:text-style-name="P9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91"><text:span text:style-name="T59">T</text:span><text:span text:style-name="T36">ype</text:span><text:span text:style-name="T37"> </text:span><text:span text:style-name="User_20_Entry"><text:span text:style-name="T114">t</text:span></text:span><text:span text:style-name="User_20_Entry"><text:span text:style-name="T119">erm</text:span></text:span><text:span text:style-name="T38"> on the activities overview</text:span><text:span text:style-name="T26"><text:note text:id="ftn3" text:note-class="footnote"><text:note-citation>3</text:note-citation><text:note-body><text:p text:style-name="P85"><text:span text:style-name="T297">Press t</text:span>he<text:span text:style-name="T177"> </text:span><text:span text:style-name="T196">Super</text:span> key <text:span text:style-name="T297">(</text:span>Windows, Command, <text:span text:style-name="T298">or </text:span>Magnifier key<text:span text:style-name="T174">) </text:span><text:span text:style-name="T175">or click on </text:span><text:span text:style-name="Sterk_20_accent_20_voetnoot"><text:span text:style-name="T195">Activities</text:span></text:span><text:span text:style-name="T175"> at the top left</text:span><text:span text:style-name="T173">.</text:span></text:p></text:note-body></text:note></text:span><text:span text:style-name="T38"> and click on the </text:span><text:span text:style-name="Strong_20_Emphasis"><text:span text:style-name="T129">Terminal</text:span></text:span><text:span text:style-name="T38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57"><text:span text:style-name="T15">Type the </text:span><text:span text:style-name="T18">following </text:span><text:span text:style-name="T17">three</text:span><text:span text:style-name="T15"> commands, each followed by the</text:span><text:span text:style-name="T38"> </text:span><text:span text:style-name="T56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8"><text:span text:style-name="User_20_Entry"><text:span text:style-name="T112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8"><text:span text:style-name="User_20_Entry"><text:span text:style-name="T109">wget karelzimmer.nl/</text:span></text:span><text:span text:style-name="User_20_Entry"><text:span text:style-name="T110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3"><text:span text:style-name="User_20_Entry"><text:span text:style-name="T109">bash </text:span></text:span><text:span text:style-name="User_20_Entry"><text:span text:style-name="T111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82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6" draw:name="Vorm 6" draw:style-name="gr1" draw:text-style-name="P9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17" draw:name="Vorm 7" draw:style-name="gr1" draw:text-style-name="P93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92"><text:span text:style-name="T146">T</text:span><text:span text:style-name="T34">ype </text:span><text:span text:style-name="User_20_Entry"><text:span text:style-name="T115">m</text:span></text:span><text:span text:style-name="User_20_Entry"><text:span text:style-name="T120">enu</text:span></text:span><text:span text:style-name="T34"> </text:span><text:span text:style-name="T38">on the activities overview and click </text:span><text:span text:style-name="T34">the 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5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5"><text:span text:style-name="T39">Select </text:span><text:span text:style-name="Strong_20_Emphasis"><text:span text:style-name="T130">1</text:span></text:span><text:span text:style-name="T39"> Prepar</text:span><text:span text:style-name="T54">e</text:span><text:span text:style-name="T39"> installation</text:span><text:span text:style-name="T49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93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67">Boot the computer from</text:span><text:span text:style-name="T172"><text:note text:id="ftn4" text:note-class="footnote"><text:note-citation>1</text:note-citation><text:note-body><text:p text:style-name="P14"><text:span text:style-name="T99">Boot menu/Setup via one of the </text:span><text:span text:style-name="T100">f</text:span><text:span text:style-name="T99">requently used keys: </text:span><text:span text:style-name="T145">Esc</text:span><text:span text:style-name="T101">, </text:span><text:span text:style-name="T145">Delete</text:span><text:span text:style-name="T101">, </text:span><text:span text:style-name="T145">F1</text:span><text:span text:style-name="T101">, </text:span><text:span text:style-name="T145">F2</text:span><text:span text:style-name="T101">, </text:span><text:span text:style-name="T145">F9</text:span><text:span text:style-name="T101">, </text:span><text:span text:style-name="T145">F10</text:span><text:span text:style-name="T101">, </text:span><text:span text:style-name="T145">F11</text:span><text:span text:style-name="T101">, or </text:span><text:span text:style-name="T145">F12</text:span></text:p></text:note-body></text:note></text:span><text:span text:style-name="T167"> an</text:span><text:span text:style-name="T169"> </text:span><text:span text:style-name="T154"><text:user-field-get text:name="Distro">Rocky Linux</text:user-field-get></text:span><text:span text:style-name="T171"><text:s/></text:span><text:span text:style-name="T155"><text:user-field-get text:name="Version">9.x</text:user-field-get></text:span><text:span text:style-name="T155"><text:s/></text:span><text:span text:style-name="T86">Desktop/</text:span><text:span text:style-name="T87">Workstation</text:span><text:span text:style-name="T86"> </text:span><text:span text:style-name="T84">L</text:span><text:span text:style-name="T82">ive</text:span><text:span text:style-name="T82"><text:note text:id="ftn5" text:note-class="footnote"><text:note-citation>2</text:note-citation><text:note-body><text:p text:style-name="P70"><text:span text:style-name="T21">From a Live USB stick you can boot and work with </text:span><text:span text:style-name="T176"><text:user-field-get text:name="Distro">Rocky Linux</text:user-field-get></text:span><text:span text:style-name="T176"><text:s/></text:span><text:span text:style-name="T21">without modifying any files on the hard drive and also allows installation of </text:span><text:span text:style-name="T176"><text:user-field-get text:name="Distro">Rocky Linux</text:user-field-get></text:span><text:span text:style-name="T176">.</text:span></text:p></text:note-body></text:note></text:span><text:span text:style-name="T167"> USB stick</text:span><text:span text:style-name="T83"><text:note text:id="ftn6" text:note-class="footnote"><text:note-citation>3</text:note-citation><text:note-body><text:p text:style-name="P84"><text:span text:style-name="T93">Create a bootable USB stick:<text:line-break/></text:span><text:span text:style-name="T102">Download </text:span><text:span text:style-name="T105">a</text:span><text:span text:style-name="T102"> </text:span><text:span text:style-name="terk_20_accent_20_voetnoot"><text:span text:style-name="T136">Rocky Linux </text:span></text:span><text:span text:style-name="terk_20_accent_20_voetnoot"><text:span text:style-name="T136"><text:user-field-get text:name="Version">9.x</text:user-field-get></text:span></text:span><text:span text:style-name="T95"><text:s/></text:span><text:span text:style-name="terk_20_accent_20_voetnoot"><text:span text:style-name="T143">Desktop/Workstation Live </text:span></text:span><text:span text:style-name="terk_20_accent_20_voetnoot"><text:span text:style-name="T144">Image </text:span></text:span><text:span text:style-name="terk_20_accent_20_voetnoot"><text:span text:style-name="T136">GNOME </text:span></text:span><text:span text:style-name="T104">from</text:span><text:span text:style-name="T103"> </text:span><text:a xlink:type="simple" xlink:href="https://rockylinux.org/" text:style-name="Internet_20_link" text:visited-style-name="Visited_20_Internet_20_Link"><text:span text:style-name="T262">rockylinux.org</text:span></text:a><text:span text:style-name="T95">.</text:span><text:span text:style-name="Strong_20_Emphasis"><text:span text:style-name="T93"><text:line-break/></text:span></text:span><text:span text:style-name="T94">The next steps are described in </text:span><text:span text:style-name="Sterk_20_accent_20_voetnoot"><text:span text:style-name="T137">Linux informati</text:span></text:span><text:span text:style-name="Sterk_20_accent_20_voetnoot"><text:span text:style-name="T138">on</text:span></text:span><text:span text:style-name="T94">, which can be found at </text:span><text:a xlink:type="simple" xlink:href="https://karelzimmer.nl/en" text:style-name="Internet_20_link" text:visited-style-name="Visited_20_Internet_20_Link"><text:span text:style-name="T261">karelzimmer.nl/en</text:span></text:a><text:span text:style-name="T94">, under </text:span><text:span text:style-name="Sterk_20_accent_20_voetnoot"><text:span text:style-name="T137">Linux</text:span></text:span><text:span text:style-name="T94">.</text:span></text:p></text:note-body></text:note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56">Select</text:span><text:span text:style-name="T62"> </text:span><text:span text:style-name="Strong_20_Emphasis"><text:span text:style-name="T134">Start</text:span></text:span><text:span text:style-name="Strong_20_Emphasis"><text:span text:style-name="T63">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5"><text:s/></text:span></text:span><text:span text:style-name="Strong_20_Emphasis"><text:span text:style-name="T133"><text:user-field-get text:name="Version">9.x</text:user-field-get></text:span></text:span><text:span text:style-name="T168"><text:s/></text:span><text:span text:style-name="T170">and press the </text:span><text:span text:style-name="T192">Enter</text:span><text:span text:style-name="T57"> </text:span><text:span text:style-name="T58">key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93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90">Click</text:span><text:span text:style-name="T89"> </text:span><text:span text:style-name="Strong_20_Emphasis"><text:span text:style-name="T91">Install to Hard Drive</text:span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80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93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200">At</text:span><text:span text:style-name="T201"> </text:span><text:span text:style-name="Strong_20_Emphasis"><text:span text:style-name="T200">WELCOME TO ROCKY LINUX </text:span></text:span><text:span text:style-name="Strong_20_Emphasis"><text:span text:style-name="T200"><text:user-field-get text:name="Version">9.x</text:user-field-get></text:span></text:span><text:span text:style-name="T213"><text:s/>select language and click </text:span><text:span text:style-name="Strong_20_Emphasis"><text:span text:style-name="T227">Continue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93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205">U</text:span><text:span text:style-name="T204">nder</text:span><text:span text:style-name="T202"> </text:span><text:span text:style-name="Strong_20_Emphasis"><text:span text:style-name="T228">SYSTEM</text:span></text:span><text:span text:style-name="T202"> </text:span><text:span text:style-name="T205">click</text:span><text:span text:style-name="T206"> </text:span><text:span text:style-name="Strong_20_Emphasis"><text:span text:style-name="T228">Installati</text:span></text:span><text:span text:style-name="Strong_20_Emphasis"><text:span text:style-name="T229">on Destination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95">Check</text:span><text:span text:style-name="T291"> </text:span><text:span text:style-name="T292">the </text:span><text:span text:style-name="Strong_20_Emphasis"><text:span text:style-name="T293">Device Selection</text:span></text:span><text:span text:style-name="T276"> </text:span><text:span text:style-name="T278">and click </text:span><text:span text:style-name="Strong_20_Emphasis"><text:span text:style-name="T277">Done</text:span></text:span><text:span text:style-name="Strong_20_Emphasis"><text:span text:style-name="T27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93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205">U</text:span><text:span text:style-name="T204">nder</text:span><text:span text:style-name="T202"> </text:span><text:span text:style-name="Strong_20_Emphasis"><text:span text:style-name="T228">SYSTEM</text:span></text:span><text:span text:style-name="T202"> </text:span><text:span text:style-name="T205">click</text:span><text:span text:style-name="T206"> </text:span><text:span text:style-name="Strong_20_Emphasis"><text:span text:style-name="T228">Netwerk &amp; </text:span></text:span><text:span text:style-name="Strong_20_Emphasis"><text:span text:style-name="T230">H</text:span></text:span><text:span text:style-name="Strong_20_Emphasis"><text:span text:style-name="T228">ost </text:span></text:span><text:span text:style-name="Strong_20_Emphasis"><text:span text:style-name="T230">N</text:span></text:span><text:span text:style-name="Strong_20_Emphasis"><text:span text:style-name="T228">am</text:span></text:span><text:span text:style-name="Strong_20_Emphasis"><text:span text:style-name="T230">e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207">Enter you</text:span><text:span text:style-name="T208">r</text:span><text:span text:style-name="T209"> </text:span><text:span text:style-name="Strong_20_Emphasis"><text:span text:style-name="T210">Host </text:span></text:span><text:span text:style-name="Strong_20_Emphasis"><text:span text:style-name="T207">N</text:span></text:span><text:span text:style-name="Strong_20_Emphasis"><text:span text:style-name="T210">am</text:span></text:span><text:span text:style-name="Strong_20_Emphasis"><text:span text:style-name="T207">e</text:span></text:span><text:span text:style-name="T8"> &lt;computerna</text:span><text:span text:style-name="T9">me&gt;</text:span><text:span text:style-name="T211"> </text:span><text:span text:style-name="T207">and click </text:span><text:span text:style-name="Strong_20_Emphasis"><text:span text:style-name="T223">Apply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4"><text:span text:style-name="T215">C</text:span><text:span text:style-name="T212">li</text:span><text:span text:style-name="T215">c</text:span><text:span text:style-name="T212">k </text:span><text:span text:style-name="Strong_20_Emphasis"><text:span text:style-name="T222">Don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93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203">U</text:span><text:span text:style-name="T204">nder</text:span><text:span text:style-name="T201"> </text:span><text:span text:style-name="Strong_20_Emphasis"><text:span text:style-name="T204">USER SETTINGS</text:span></text:span><text:span text:style-name="T216"> </text:span><text:span text:style-name="T217">click</text:span><text:span text:style-name="T218"> </text:span><text:span text:style-name="Strong_20_Emphasis"><text:span text:style-name="T231">User </text:span></text:span><text:span text:style-name="Strong_20_Emphasis"><text:span text:style-name="T232">C</text:span></text:span><text:span text:style-name="Strong_20_Emphasis"><text:span text:style-name="T231">reation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63">Enter your</text:span><text:span text:style-name="T264"> </text:span><text:span text:style-name="Strong_20_Emphasis"><text:span text:style-name="T81">Full name</text:span></text:span><text:span text:style-name="T66"> </text:span><text:span text:style-name="T265">&lt;user&gt;</text:span><text:span text:style-name="T67">, <text:line-break/></text:span><text:span text:style-name="Strong_20_Emphasis"><text:span text:style-name="T81">User name</text:span></text:span><text:span text:style-name="T66"> &lt;</text:span><text:span text:style-name="T6">username&gt;</text:span><text:span text:style-name="T66">,</text:span></text:p>
            <text:p text:style-name="Standard"><text:span text:style-name="T68">check</text:span><text:span text:style-name="T69"> </text:span><text:span text:style-name="Strong_20_Emphasis"><text:span text:style-name="T77">Ma</text:span></text:span><text:span text:style-name="Strong_20_Emphasis"><text:span text:style-name="T78">ke this user administrator</text:span></text:span><text:span text:style-name="T69">,</text:span></text:p>
            <text:p text:style-name="Standard"><text:span text:style-name="T65">enter a </text:span><text:span text:style-name="Strong_20_Emphasis"><text:span text:style-name="T76">password</text:span></text:span><text:span text:style-name="T65"> twice</text:span><text:span text:style-name="T69"> </text:span><text:span text:style-name="T70">and c</text:span><text:span text:style-name="T69">li</text:span><text:span text:style-name="T71">c</text:span><text:span text:style-name="T69">k </text:span><text:span text:style-name="Strong_20_Emphasis"><text:span text:style-name="T79">Done</text:span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93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219">Click</text:span><text:span text:style-name="T220"> </text:span><text:span text:style-name="Strong_20_Emphasis"><text:span text:style-name="T224">Begin </text:span></text:span><text:span text:style-name="Strong_20_Emphasis"><text:span text:style-name="T225">Installation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93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219">Click</text:span><text:span text:style-name="T220"> </text:span><text:span text:style-name="Strong_20_Emphasis"><text:span text:style-name="T226">Finish</text:span></text:span><text:span text:style-name="Strong_20_Emphasis"><text:span text:style-name="T224"> </text:span></text:span><text:span text:style-name="Strong_20_Emphasis"><text:span text:style-name="T225">Installation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93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221">Restart the system</text:span><text:span text:style-name="T214">.</text:span></text:p>
          </table:table-cell>
        </table:table-row>
      </table:table>
      <text:p text:style-name="P51"><text:span text:style-name="Strong_20_Emphasis"><text:span text:style-name="T64"/></text:span></text:p>
      <text:list text:continue-numbering="true" text:style-name="L1">
        <text:list-item>
          <text:p text:style-name="P87"><text:span text:style-name="Strong_20_Emphasis"><text:span text:style-name="T80">Finish installation</text:span></text:span></text:p>
        </text:list-item>
      </text:list>
      <text:p text:style-name="P5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93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67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93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9"><text:span text:style-name="Strong_20_Emphasis"><text:span text:style-name="T61"><draw:control text:anchor-type="as-char" draw:z-index="18" draw:name="Vorm4" draw:style-name="gr1" draw:text-style-name="P93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1"><text:span text:style-name="T59">T</text:span><text:span text:style-name="T36">ype</text:span><text:span text:style-name="T37"> </text:span><text:span text:style-name="User_20_Entry"><text:span text:style-name="T114">t</text:span></text:span><text:span text:style-name="User_20_Entry"><text:span text:style-name="T119">erm</text:span></text:span><text:span text:style-name="T38"> on the activities overview</text:span><text:span text:style-name="T26"><text:note text:id="ftn0" text:note-class="footnote"><text:note-citation>1</text:note-citation><text:note-body><text:p text:style-name="P85"><text:span text:style-name="T297">Press t</text:span>he<text:span text:style-name="T177"> </text:span><text:span text:style-name="T196">Super</text:span> key <text:span text:style-name="T297">(</text:span>Windows, Command, <text:span text:style-name="T298">or </text:span>Magnifier key<text:span text:style-name="T174">) </text:span><text:span text:style-name="T175">or click on </text:span><text:span text:style-name="Sterk_20_accent_20_voetnoot"><text:span text:style-name="T195">Activities</text:span></text:span><text:span text:style-name="T175"> at the top left</text:span><text:span text:style-name="T173">.</text:span></text:p></text:note-body></text:note></text:span><text:span text:style-name="T38"> and click on the </text:span><text:span text:style-name="Strong_20_Emphasis"><text:span text:style-name="T129">Terminal</text:span></text:span><text:span text:style-name="T38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60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8"> </text:span><text:span text:style-name="T12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78"><text:span text:style-name="User_20_Entry"><text:span text:style-name="T112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3"><text:span text:style-name="User_20_Entry"><text:span text:style-name="T109">wget karelzimmer.nl/</text:span></text:span><text:span text:style-name="User_20_Entry"><text:span text:style-name="T110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73"><text:span text:style-name="User_20_Entry"><text:span text:style-name="T109">bash </text:span></text:span><text:span text:style-name="User_20_Entry"><text:span text:style-name="T111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9"><text:span text:style-name="Strong_20_Emphasis"><text:span text:style-name="T61"><draw:control text:anchor-type="as-char" draw:z-index="19" draw:name="Vorm 3" draw:style-name="gr1" draw:text-style-name="P93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92"><text:span text:style-name="T146">T</text:span><text:span text:style-name="T34">ype </text:span><text:span text:style-name="User_20_Entry"><text:span text:style-name="T115">m</text:span></text:span><text:span text:style-name="User_20_Entry"><text:span text:style-name="T120">enu</text:span></text:span><text:span text:style-name="T34"> </text:span><text:span text:style-name="T38">on the activities overview and click </text:span><text:span text:style-name="T34">the 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32"/></text:span></text:p>
          </table:table-cell>
          <table:table-cell table:style-name="_33_._5f_Installatie_5f_afronden.C13" office:value-type="string">
            <text:p text:style-name="P61"><text:span text:style-name="T40">Se</text:span><text:span text:style-name="T47">lect</text:span><text:span text:style-name="T40"> </text:span><text:span text:style-name="Strong_20_Emphasis"><text:span text:style-name="T131">3</text:span></text:span><text:span text:style-name="T72"> </text:span><text:span text:style-name="T73">Finish installatio</text:span><text:span text:style-name="T74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2"><text:span text:style-name="Strong_20_Emphasis"><text:span text:style-name="T27"/></text:span></text:p>
      <text:list text:continue-numbering="true" text:style-name="L1">
        <text:list-item>
          <text:p text:style-name="P90"><text:span text:style-name="Strong_20_Emphasis"><text:span text:style-name="T20">P</text:span></text:span><text:span text:style-name="Strong_20_Emphasis"><text:span text:style-name="T199">rovision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8"><text:span text:style-name="Strong_20_Emphasis"><text:span text:style-name="T61"><draw:control text:anchor-type="as-char" draw:z-index="6" draw:name="Vorm40_0" draw:style-name="gr1" draw:text-style-name="P93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61"><draw:control text:anchor-type="as-char" draw:z-index="11" draw:name="Vorm40_ 1" draw:style-name="gr1" draw:text-style-name="P93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67">&lt;user&gt;</text:span><text:span text:style-name="T43"><text:note text:id="ftn8" text:note-class="footnote"><text:note-citation>1</text:note-citation><text:note-body><text:p text:style-name="P59"><text:span text:style-name="T108">Login any additional </text:span><text:span text:style-name="T107">user</text:span><text:span text:style-name="T106">s </text:span><text:span text:style-name="T108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8"><draw:control text:anchor-type="as-char" draw:z-index="14" draw:name="Vorm4_ 2" draw:style-name="gr1" draw:text-style-name="P93" svg:width="0.35cm" svg:height="0.35cm" draw:control="control13"/></text:span></text:span></text:p>
          </table:table-cell>
          <table:table-cell table:style-name="Tabel2.D2" office:value-type="string">
            <text:p text:style-name="P56"><text:span text:style-name="T294">Follow the welcome screens.</text:span><text:span text:style-name="T281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9"><text:span text:style-name="Strong_20_Emphasis"><text:span text:style-name="T61"><draw:control text:anchor-type="as-char" draw:z-index="20" draw:name="Vorm 8" draw:style-name="gr1" draw:text-style-name="P93" svg:width="0.35cm" svg:height="0.35cm" draw:control="control19"/></text:span></text:span></text:p>
          </table:table-cell>
          <table:table-cell table:style-name="Tabel2.A1" office:value-type="string">
            <text:p text:style-name="P69"><text:span text:style-name="Strong_20_Emphasis"><text:span text:style-name="T61"><draw:control text:anchor-type="as-char" draw:z-index="21" draw:name="Vorm 9" draw:style-name="gr1" draw:text-style-name="P93" svg:width="0.35cm" svg:height="0.35cm" draw:control="control20"/></text:span></text:span></text:p>
          </table:table-cell>
          <table:table-cell table:style-name="Tabel2.D5" office:value-type="string">
            <text:p text:style-name="P92"><text:span text:style-name="T146">T</text:span><text:span text:style-name="T34">ype </text:span><text:span text:style-name="User_20_Entry"><text:span text:style-name="T115">m</text:span></text:span><text:span text:style-name="User_20_Entry"><text:span text:style-name="T120">enu</text:span></text:span><text:span text:style-name="T34"> </text:span><text:span text:style-name="T38">on the activities overview and click </text:span><text:span text:style-name="T34">the 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4"><text:span text:style-name="T48">Select</text:span><text:span text:style-name="T40"> </text:span><text:span text:style-name="Strong_20_Emphasis"><text:span text:style-name="T131">4</text:span></text:span><text:span text:style-name="T75"> </text:span><text:span text:style-name="T55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9"/>
      <text:p text:style-name="P40"/>
      <text:p text:style-name="P48"><text:span text:style-name="T188">End of checklist,</text:span><text:span text:style-name="T189"> </text:span><text:span text:style-name="T184"><text:user-field-get text:name="Distro">Rocky Linux</text:user-field-get></text:span><text:span text:style-name="T187"><text:s/></text:span><text:span text:style-name="T183"><text:user-field-get text:name="Version">9.x</text:user-field-get></text:span><text:span text:style-name="T183"><text:s/></text:span><text:span text:style-name="T185">Desktop/</text:span><text:span text:style-name="T186">Workstation</text:span><text:span text:style-name="T140"> </text:span><text:span text:style-name="T188">installation is complete.</text:span></text:p>
      <text:p text:style-name="P21"/>
      <text:p text:style-name="P19"><text:span text:style-name="T283">Written</text:span><text:span text:style-name="T284"> </text:span><text:span text:style-name="T283">by</text:span><text:span text:style-name="T284"> </text:span><text:a xlink:type="simple" xlink:href="mailto:info@karelzimmer.nl?subject=Checklist%20installation%20Linux" text:style-name="Internet_20_link" text:visited-style-name="Visited_20_Internet_20_Link"><text:span text:style-name="T290">Karel Zimmer</text:span></text:a><text:span text:style-name="T285">.</text:span></text:p>
      <text:p text:style-name="P20"><text:span text:style-name="T288">License </text:span><text:span text:style-name="T286">C</text:span><text:span text:style-name="T287">C0</text:span><text:span text:style-name="T285"> 1.0 </text:span><text:span text:style-name="T28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89"><text:s/></text:span><text:span text:style-name="T28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8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2-28T08:01:28.591434038">2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8T08:01:28.465333264</dc:date>
    <meta:keyword>Installatie</meta:keyword>
    <meta:keyword>Checklist</meta:keyword>
    <meta:keyword>Linux</meta:keyword>
    <meta:editing-cycles>7007</meta:editing-cycles>
    <meta:editing-duration>P12DT9H14M1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511" meta:character-count="3247" meta:non-whitespace-character-count="2780"/>
    <meta:user-defined meta:name="Info 1"/>
    <meta:user-defined meta:name="Info 2"/>
    <meta:user-defined meta:name="Info 3"/>
    <meta:user-defined meta:name="Info 4"/>
  </office:meta>
</office:document-meta>
</file>